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48.19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6pt" fo:break-before="auto" style:use-optimal-row-height="true"/>
    </style:style>
    <style:style style:name="ro5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d5b5" style:rotation-align="none"/>
    </style:style>
    <style:style style:name="ce23" style:family="table-cell" style:parent-style-name="Default">
      <style:table-cell-properties fo:background-color="#b7dee8" style:rotation-align="none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ac090" style:rotation-align="none"/>
    </style:style>
    <style:style style:name="ce32" style:family="table-cell" style:parent-style-name="Default">
      <style:table-cell-properties fo:background-color="#93cddd" style:rotation-align="none"/>
    </style:style>
    <style:style style:name="ce3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8eb4e3" style:rotation-align="none"/>
    </style:style>
    <style:style style:name="ce4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c6d9f1" style:rotation-align="none"/>
    </style:style>
    <style:style style:name="ce4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4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4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18" office:value-type="float" office:value="31001" calcext:value-type="float">
            <text:p>3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Voltage [0.01V]</text:p>
          </table:table-cell>
          <table:table-cell table:style-name="ce22"/>
          <table:table-cell table:style-name="ce27" table:formula="of:=[.E7]+1000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18" office:value-type="float" office:value="31003" calcext:value-type="float">
            <text:p>3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apacity [0.01%]</text:p>
          </table:table-cell>
          <table:table-cell table:style-name="ce22"/>
          <table:table-cell table:style-name="ce27" table:formula="of:=[.E8]+1000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18" office:value-type="float" office:value="31005" calcext:value-type="float">
            <text:p>3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harger State</text:p>
          </table:table-cell>
          <table:table-cell table:style-name="ce22"/>
          <table:table-cell table:style-name="ce27" table:formula="of:=[.E9]+1000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18" office:value-type="float" office:value="31007" calcext:value-type="float">
            <text:p>3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CPU Temperature [0.1°C]</text:p>
          </table:table-cell>
          <table:table-cell table:style-name="ce22"/>
          <table:table-cell table:style-name="ce27" table:formula="of:=[.E10]+1000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18" office:value-type="float" office:value="31009" calcext:value-type="float">
            <text:p>3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uttons State</text:p>
          </table:table-cell>
          <table:table-cell table:style-name="ce22"/>
          <table:table-cell table:style-name="ce27" table:formula="of:=[.E11]+1000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18" office:value-type="float" office:value="31011" calcext:value-type="float">
            <text:p>3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lock [Hz]</text:p>
          </table:table-cell>
          <table:table-cell table:style-name="ce22"/>
          <table:table-cell table:style-name="ce27" table:formula="of:=[.E12]+1000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18" office:value-type="float" office:value="31013" calcext:value-type="float">
            <text:p>3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Frequency [Hz]</text:p>
          </table:table-cell>
          <table:table-cell table:style-name="ce22"/>
          <table:table-cell table:style-name="ce27" table:formula="of:=[.E13]+1000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18" office:value-type="float" office:value="31015" calcext:value-type="float">
            <text:p>3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1 Duty Cycle [0.01%]</text:p>
          </table:table-cell>
          <table:table-cell table:style-name="ce22"/>
          <table:table-cell table:style-name="ce27" table:formula="of:=[.E14]+1000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18" office:value-type="float" office:value="31017" calcext:value-type="float">
            <text:p>3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2 Duty Cycle [0.01%]</text:p>
          </table:table-cell>
          <table:table-cell table:style-name="ce22"/>
          <table:table-cell table:style-name="ce27" table:formula="of:=[.E15]+1000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18" office:value-type="float" office:value="31019" calcext:value-type="float">
            <text:p>3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3 Duty Cycle [0.01%]</text:p>
          </table:table-cell>
          <table:table-cell table:style-name="ce22"/>
          <table:table-cell table:style-name="ce27" table:formula="of:=[.E16]+1000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18" office:value-type="float" office:value="31021" calcext:value-type="float">
            <text:p>3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4 Duty Cycle [0.01%]</text:p>
          </table:table-cell>
          <table:table-cell table:style-name="ce22"/>
          <table:table-cell table:style-name="ce27" table:formula="of:=[.E17]+1000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3" calcext:value-type="float">
            <text:p>3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8]+1000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5" calcext:value-type="float">
            <text:p>3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9]+1000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7" calcext:value-type="float">
            <text:p>3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20]+1000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29" calcext:value-type="float">
            <text:p>3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1]+1000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1" calcext:value-type="float">
            <text:p>3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2]+1000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3" calcext:value-type="float">
            <text:p>3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3]+1000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5" calcext:value-type="float">
            <text:p>3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4]+1000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7" calcext:value-type="float">
            <text:p>3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5]+1000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9" calcext:value-type="float">
            <text:p>3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6]+1000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1" calcext:value-type="float">
            <text:p>3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7]+1000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3" calcext:value-type="float">
            <text:p>3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8]+1000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5" calcext:value-type="float">
            <text:p>3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9]+1000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7" calcext:value-type="float">
            <text:p>3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0]+1000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9" calcext:value-type="float">
            <text:p>3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1]+1000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39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40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41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42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43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4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5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6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7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8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49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50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51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52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5 [1/16°C]</text:p>
          </table:table-cell>
          <table:table-cell table:style-name="ce23"/>
          <table:table-cell table:style-name="ce28" table:formula="of:=[.E53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6 [1/16°C]</text:p>
          </table:table-cell>
          <table:table-cell table:style-name="ce23"/>
          <table:table-cell table:style-name="ce28" table:formula="of:=[.E54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7 [1/16°C]</text:p>
          </table:table-cell>
          <table:table-cell table:style-name="ce23"/>
          <table:table-cell table:style-name="ce28" table:formula="of:=[.E55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8 [1/16°C]</text:p>
          </table:table-cell>
          <table:table-cell table:style-name="ce23"/>
          <table:table-cell table:style-name="ce28" table:formula="of:=[.E56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9 / Reference 1 [1/16°C]</text:p>
          </table:table-cell>
          <table:table-cell table:style-name="ce23"/>
          <table:table-cell table:style-name="ce28" table:formula="of:=[.E57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0 / Reference 2 [1/16°C]</text:p>
          </table:table-cell>
          <table:table-cell table:style-name="ce23"/>
          <table:table-cell table:style-name="ce28" table:formula="of:=[.E58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1 / Reference 3 [1/16°C]</text:p>
          </table:table-cell>
          <table:table-cell table:style-name="ce23"/>
          <table:table-cell table:style-name="ce28" table:formula="of:=[.E59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2 / Reference 4 [1/16°C]</text:p>
          </table:table-cell>
          <table:table-cell table:style-name="ce23"/>
          <table:table-cell table:style-name="ce28" table:formula="of:=[.E60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3 / Reference 5 [1/16°C]</text:p>
          </table:table-cell>
          <table:table-cell table:style-name="ce23"/>
          <table:table-cell table:style-name="ce28" table:formula="of:=[.E61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4 / Reference 6 [1/16°C]</text:p>
          </table:table-cell>
          <table:table-cell table:style-name="ce23"/>
          <table:table-cell table:style-name="ce28" table:formula="of:=[.E62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5 / Reference 7 [1/16°C]</text:p>
          </table:table-cell>
          <table:table-cell table:style-name="ce23"/>
          <table:table-cell table:style-name="ce28" table:formula="of:=[.E63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6 / Reference 8 [1/16°C]</text:p>
          </table:table-cell>
          <table:table-cell table:style-name="ce23"/>
          <table:table-cell table:style-name="ce28" table:formula="of:=[.E64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70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71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72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73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74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5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6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7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8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9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80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81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82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83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1 and 2 [1/16°C]</text:p>
          </table:table-cell>
          <table:table-cell table:style-name="ce23"/>
          <table:table-cell table:style-name="ce28" table:formula="of:=[.E84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3 and 4 [1/16°C]</text:p>
          </table:table-cell>
          <table:table-cell table:style-name="ce23"/>
          <table:table-cell table:style-name="ce28" table:formula="of:=[.E85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11"/>
          <table:table-cell table:style-name="ce3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</text:p>
          </table:table-cell>
          <table:table-cell table:style-name="ce23"/>
          <table:table-cell table:style-name="ce28" table:formula="of:=[.E91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</text:p>
          </table:table-cell>
          <table:table-cell table:style-name="ce23"/>
          <table:table-cell table:style-name="ce28" table:formula="of:=[.E92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93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94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95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96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97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98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99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00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</text:p>
          </table:table-cell>
          <table:table-cell table:style-name="ce23"/>
          <table:table-cell table:style-name="ce28" table:formula="of:=[.E101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ID</text:p>
          </table:table-cell>
          <table:table-cell table:style-name="ce23"/>
          <table:table-cell table:style-name="ce28" table:formula="of:=[.E102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03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04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05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06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07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08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09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10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</text:p>
          </table:table-cell>
          <table:table-cell table:style-name="ce23"/>
          <table:table-cell table:style-name="ce28" table:formula="of:=[.E111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</text:p>
          </table:table-cell>
          <table:table-cell table:style-name="ce23"/>
          <table:table-cell table:style-name="ce28" table:formula="of:=[.E112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13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14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15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16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103" calcext:value-type="float">
            <text:p>3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17]+1000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105" calcext:value-type="float">
            <text:p>3110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18]+1000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107" calcext:value-type="float">
            <text:p>3110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19]+1000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109" calcext:value-type="float">
            <text:p>3110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20]+1000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19" office:value-type="float" office:value="31671" calcext:value-type="float">
            <text:p>3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Type </text:p>
          </table:table-cell>
          <table:table-cell table:style-name="ce23"/>
          <table:table-cell table:style-name="ce28" table:formula="of:=[.E122]+1000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19" office:value-type="float" office:value="31673" calcext:value-type="float">
            <text:p>3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ID</text:p>
          </table:table-cell>
          <table:table-cell table:style-name="ce23"/>
          <table:table-cell table:style-name="ce28" table:formula="of:=[.E123]+1000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675" calcext:value-type="float">
            <text:p>3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24]+1000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677" calcext:value-type="float">
            <text:p>3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25]+1000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679" calcext:value-type="float">
            <text:p>3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26]+1000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681" calcext:value-type="float">
            <text:p>3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27]+1000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683" calcext:value-type="float">
            <text:p>3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28]+1000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685" calcext:value-type="float">
            <text:p>3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29]+1000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687" calcext:value-type="float">
            <text:p>3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30]+1000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689" calcext:value-type="float">
            <text:p>3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31]+1000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 Index (16-bit value)</text:p>
          </table:table-cell>
          <table:table-cell table:style-name="ce23"/>
          <table:table-cell table:style-name="ce28" table:formula="of:=[.E137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138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139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Measured Samplerate [Hz]</text:p>
          </table:table-cell>
          <table:table-cell table:style-name="ce23"/>
          <table:table-cell table:style-name="ce28" table:formula="of:=[.E140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Drift Index</text:p>
          </table:table-cell>
          <table:table-cell table:style-name="ce23"/>
          <table:table-cell table:style-name="ce28" table:formula="of:=[.E141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2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3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4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5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6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nth value</text:p>
          </table:table-cell>
          <table:table-cell table:style-name="ce23"/>
          <table:table-cell table:style-name="ce28" table:formula="of:=[.E147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nth value</text:p>
          </table:table-cell>
          <table:table-cell table:style-name="ce23"/>
          <table:table-cell table:style-name="ce28" table:formula="of:=[.E148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1)th value</text:p>
          </table:table-cell>
          <table:table-cell table:style-name="ce23"/>
          <table:table-cell table:style-name="ce28" table:formula="of:=[.E149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1)th value</text:p>
          </table:table-cell>
          <table:table-cell table:style-name="ce23"/>
          <table:table-cell table:style-name="ce28" table:formula="of:=[.E150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2)th value</text:p>
          </table:table-cell>
          <table:table-cell table:style-name="ce23"/>
          <table:table-cell table:style-name="ce28" table:formula="of:=[.E151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2)th value</text:p>
          </table:table-cell>
          <table:table-cell table:style-name="ce23"/>
          <table:table-cell table:style-name="ce28" table:formula="of:=[.E152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3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4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4)th value</text:p>
          </table:table-cell>
          <table:table-cell table:style-name="ce23"/>
          <table:table-cell table:style-name="ce28" table:formula="of:=[.E155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4)th value</text:p>
          </table:table-cell>
          <table:table-cell table:style-name="ce23"/>
          <table:table-cell table:style-name="ce28" table:formula="of:=[.E156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18" office:value-type="float" office:value="41001" calcext:value-type="float">
            <text:p>4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Channel (R/W)</text:p>
          </table:table-cell>
          <table:table-cell table:style-name="ce22"/>
          <table:table-cell table:style-name="ce27" table:formula="of:=[.E169]+1000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18" office:value-type="float" office:value="41003" calcext:value-type="float">
            <text:p>4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On Air Data Rate (Read Only)</text:p>
          </table:table-cell>
          <table:table-cell table:style-name="ce22"/>
          <table:table-cell table:style-name="ce27" table:formula="of:=[.E170]+1000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18" office:value-type="float" office:value="41005" calcext:value-type="float">
            <text:p>4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Device Type (R/W)</text:p>
          </table:table-cell>
          <table:table-cell table:style-name="ce22"/>
          <table:table-cell table:style-name="ce27" table:formula="of:=[.E171]+1000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72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173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174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18" office:value-type="float" office:value="41013" calcext:value-type="float">
            <text:p>4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3 (R/W)</text:p>
          </table:table-cell>
          <table:table-cell table:style-name="ce22"/>
          <table:table-cell table:style-name="ce27" table:formula="of:=[.E175]+1000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18" office:value-type="float" office:value="41015" calcext:value-type="float">
            <text:p>4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4 (R/W)</text:p>
          </table:table-cell>
          <table:table-cell table:style-name="ce22"/>
          <table:table-cell table:style-name="ce27" table:formula="of:=[.E176]+1000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7" calcext:value-type="float">
            <text:p>4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7]+1000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9" calcext:value-type="float">
            <text:p>4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8]+1000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1" calcext:value-type="float">
            <text:p>4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9]+1000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3" calcext:value-type="float">
            <text:p>4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0]+1000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5" calcext:value-type="float">
            <text:p>4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1]+1000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7" calcext:value-type="float">
            <text:p>4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2]+1000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9" calcext:value-type="float">
            <text:p>4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3]+1000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1" calcext:value-type="float">
            <text:p>4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4]+1000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3" calcext:value-type="float">
            <text:p>4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5]+1000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5" calcext:value-type="float">
            <text:p>4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6]+1000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7" calcext:value-type="float">
            <text:p>4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7]+1000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9" calcext:value-type="float">
            <text:p>4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8]+1000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1" calcext:value-type="float">
            <text:p>4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9]+1000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3" calcext:value-type="float">
            <text:p>4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0]+1000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5" calcext:value-type="float">
            <text:p>4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1]+1000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7" calcext:value-type="float">
            <text:p>4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2]+1000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3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99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0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1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07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8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9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15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21" office:value-type="string" calcext:value-type="string">
            <text:p>...</text:p>
          </table:table-cell>
          <table:table-cell table:style-name="ce25" office:value-type="string" calcext:value-type="string">
            <text:p>...</text:p>
          </table:table-cell>
          <table:table-cell table:style-name="ce22" office:value-type="string" calcext:value-type="string">
            <text:p>...</text:p>
          </table:table-cell>
          <table:table-cell table:style-name="ce2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Global Switch State</text:p>
          </table:table-cell>
          <table:table-cell table:style-name="ce22"/>
          <table:table-cell table:style-name="ce27" table:formula="of:=[.E217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 (R0)</text:p>
          </table:table-cell>
          <table:table-cell table:style-name="ce23"/>
          <table:table-cell table:style-name="ce28" table:formula="of:=[.E218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 (RO)</text:p>
          </table:table-cell>
          <table:table-cell table:style-name="ce23"/>
          <table:table-cell table:style-name="ce28" table:formula="of:=[.E219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20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1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2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3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4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5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6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7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 (R0)</text:p>
          </table:table-cell>
          <table:table-cell table:style-name="ce23"/>
          <table:table-cell table:style-name="ce28" table:formula="of:=[.E228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19" office:value-type="float" office:value="41073" calcext:value-type="float">
            <text:p>4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Device ID (RO)</text:p>
          </table:table-cell>
          <table:table-cell table:style-name="ce23"/>
          <table:table-cell table:style-name="ce28" table:formula="of:=[.E229]+1000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75" calcext:value-type="float">
            <text:p>4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30]+1000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7" calcext:value-type="float">
            <text:p>4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1]+1000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9" calcext:value-type="float">
            <text:p>4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2]+1000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1" calcext:value-type="float">
            <text:p>4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3]+1000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3" calcext:value-type="float">
            <text:p>4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4]+1000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5" calcext:value-type="float">
            <text:p>4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5]+1000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7" calcext:value-type="float">
            <text:p>4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6]+1000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9" calcext:value-type="float">
            <text:p>4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7]+1000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19" office:value-type="float" office:value="41091" calcext:value-type="float">
            <text:p>4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 (R0)</text:p>
          </table:table-cell>
          <table:table-cell table:style-name="ce23"/>
          <table:table-cell table:style-name="ce28" table:formula="of:=[.E238]+1000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19" office:value-type="float" office:value="41093" calcext:value-type="float">
            <text:p>4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 (RO)</text:p>
          </table:table-cell>
          <table:table-cell table:style-name="ce23"/>
          <table:table-cell table:style-name="ce28" table:formula="of:=[.E239]+1000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95" calcext:value-type="float">
            <text:p>4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0]+1000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7" calcext:value-type="float">
            <text:p>4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1]+1000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9" calcext:value-type="float">
            <text:p>4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2]+1000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1" calcext:value-type="float">
            <text:p>4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3]+1000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3" calcext:value-type="float">
            <text:p>4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4]+1000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19" office:value-type="float" office:value="41671" calcext:value-type="float">
            <text:p>4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Type (R0)</text:p>
          </table:table-cell>
          <table:table-cell table:style-name="ce23"/>
          <table:table-cell table:style-name="ce28" table:formula="of:=[.E246]+1000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19" office:value-type="float" office:value="41673" calcext:value-type="float">
            <text:p>4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ID (RO)</text:p>
          </table:table-cell>
          <table:table-cell table:style-name="ce23"/>
          <table:table-cell table:style-name="ce28" table:formula="of:=[.E247]+1000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675" calcext:value-type="float">
            <text:p>4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8]+1000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7" calcext:value-type="float">
            <text:p>4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9]+1000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9" calcext:value-type="float">
            <text:p>4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0]+1000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1" calcext:value-type="float">
            <text:p>4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1]+1000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3" calcext:value-type="float">
            <text:p>4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2]+1000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5" calcext:value-type="float">
            <text:p>4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3]+1000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7" calcext:value-type="float">
            <text:p>4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4]+1000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9" calcext:value-type="float">
            <text:p>4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5]+1000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WM Frequency [Hz] (R/W)</text:p>
          </table:table-cell>
          <table:table-cell table:style-name="ce23"/>
          <table:table-cell table:style-name="ce28" table:formula="of:=[.E261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High (R/W)</text:p>
          </table:table-cell>
          <table:table-cell table:style-name="ce23"/>
          <table:table-cell table:style-name="ce28" table:formula="of:=[.E262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Low (R/W)</text:p>
          </table:table-cell>
          <table:table-cell table:style-name="ce23"/>
          <table:table-cell table:style-name="ce28" table:formula="of:=[.E263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ax Value (R/W)</text:p>
          </table:table-cell>
          <table:table-cell table:style-name="ce23"/>
          <table:table-cell table:style-name="ce28" table:formula="of:=[.E264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in Value (R/W)</text:p>
          </table:table-cell>
          <table:table-cell table:style-name="ce23"/>
          <table:table-cell table:style-name="ce28" table:formula="of:=[.E265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66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23"/>
          <table:table-cell table:style-name="ce28" table:formula="of:=[.E267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ax Value (R/W)</text:p>
          </table:table-cell>
          <table:table-cell table:style-name="ce23"/>
          <table:table-cell table:style-name="ce28" table:formula="of:=[.E268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in Value (R/W)</text:p>
          </table:table-cell>
          <table:table-cell table:style-name="ce23"/>
          <table:table-cell table:style-name="ce28" table:formula="of:=[.E269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70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23"/>
          <table:table-cell table:style-name="ce28" table:formula="of:=[.E271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10"/>
          <table:table-cell table:number-columns-repeated="1013"/>
        </table:table-row>
        <table:table-row table:style-name="ro5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7"/>
          <table:table-cell table:style-name="ce10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26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dc:creator>Panu Honkavaara</dc:creator>
    <meta:creation-date>2013-11-28T10:17:42</meta:creation-date>
    <dc:date>2018-09-05T08:34:35</dc:date>
    <meta:generator>LibreOffice/6.2.7.1$Windows_X86_64 LibreOffice_project/23edc44b61b830b7d749943e020e96f5a7df63bf</meta:generator>
    <meta:document-statistic meta:table-count="2" meta:cell-count="22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